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.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.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>
            <text:p>0.021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4214">
            <text:p>0.042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49">
            <text:p>2.49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5, R111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5]+1" office:value-type="float" office:value="78">
            <text:p>78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100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8">
            <text:p>8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.012 €</text:p>
          </table:table-cell>
          <table:table-cell table:style-name="ce114" table:formula="of:=[.B86]" office:value-type="float" office:value="8">
            <text:p>8</text:p>
          </table:table-cell>
          <table:table-cell table:style-name="ce130" table:formula="of:=[.Z86]*[.AA86]" office:value-type="float" office:value="0.0936">
            <text:p>0.094</text:p>
          </table:table-cell>
          <table:table-cell table:style-name="ce114" office:value-type="string">
            <text:p>Yes</text:p>
          </table:table-cell>
          <table:table-cell table:style-name="ce104" table:formula="of:=IF([.$AC86]=&quot;Yes&quot;; [.W86];&quot;&quot;)" office:value-type="float" office:value="0">
            <text:p>0</text:p>
          </table:table-cell>
          <table:table-cell table:style-name="ce104" table:formula="of:=IF([.$AC86]=&quot;Yes&quot;; [.X86];&quot;&quot;)" office:value-type="float" office:value="8">
            <text:p>8</text:p>
          </table:table-cell>
          <table:table-cell table:style-name="ce130" table:formula="of:=IF([.$AC86]=&quot;Yes&quot;; [.AB86];&quot;&quot;)" office:value-type="float" office:value="0.0936">
            <text:p>0.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3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3">
            <text:p>3</text:p>
          </table:table-cell>
          <table:table-cell table:style-name="ce130" table:formula="of:=[.Z87]*[.AA87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7]=&quot;Yes&quot;; [.W87];&quot;&quot;)">
            <text:p/>
          </table:table-cell>
          <table:table-cell table:style-name="ce105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6]+1" office:value-type="float" office:value="79">
            <text:p>7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0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6">
            <text:p>0.012 €</text:p>
          </table:table-cell>
          <table:table-cell table:style-name="ce114" table:formula="of:=[.B88]" office:value-type="float" office:value="2">
            <text:p>2</text:p>
          </table:table-cell>
          <table:table-cell table:style-name="ce130" table:formula="of:=[.Z88]*[.AA88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2">
            <text:p>2</text:p>
          </table:table-cell>
          <table:table-cell table:style-name="ce130" table:formula="of:=IF([.$AC88]=&quot;Yes&quot;; [.AB88];&quot;&quot;)" office:value-type="float" office:value="0.0232">
            <text:p>0.023</text:p>
          </table:table-cell>
          <table:table-cell table:number-columns-repeated="992"/>
        </table:table-row>
        <table:table-row table:style-name="ro6">
          <table:table-cell table:style-name="ce3" table:formula="of:=[.A88]+1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2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1">
            <text:p>81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.223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7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1]+1" office:value-type="float" office:value="82">
            <text:p>82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4, R99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.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.032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7, R89, R95, R108, R109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5">
            <text:p>5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5">
            <text:p>5</text:p>
          </table:table-cell>
          <table:table-cell table:style-name="ce130" table:formula="of:=[.Z94]*[.AA94]" office:value-type="float" office:value="0.01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4">
            <text:p>8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>
            <text:p>0.072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715">
            <text:p>0.072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6">
            <text:p>8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14" office:value-type="string">
            <text:p>CRGCQ2010J15R </text:p>
          </table:table-cell>
          <table:table-cell table:style-name="ce45" office:value-type="float" office:value="0.0761">
            <text:p>0.0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910CT-ND 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010FK-0715RL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4428</text:p>
          </table:table-cell>
          <table:table-cell table:style-name="ce14" office:value-type="string">
            <text:p>RK73HW2HTTE15R0F</text:p>
          </table:table-cell>
          <table:table-cell table:style-name="ce71" office:value-type="float" office:value="0.061">
            <text:p>0.06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201007J0150T4E</text:p>
          </table:table-cell>
          <table:table-cell table:style-name="ce45" office:value-type="float" office:value="0.02453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02453">
            <text:p>0.02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4906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4906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9">
            <text:p>8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3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.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.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3">
            <text:p>93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.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6">
            <text:p>9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.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.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6, R115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.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8">
            <text:p>98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.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9">
            <text:p>9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4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100">
            <text:p>100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.060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1, R101, R106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116]+1" office:value-type="float" office:value="101">
            <text:p>10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0, R92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.019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4, R113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.020</text:p>
          </table:table-cell>
          <table:table-cell table:number-columns-repeated="992"/>
        </table:table-row>
        <table:table-row table:style-name="ro6">
          <table:table-cell table:style-name="ce3" table:formula="of:=[.A120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6">
          <table:table-cell table:style-name="ce3" table:formula="of:=[.A121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7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.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.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.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.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4">
            <text:p>1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.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.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.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.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.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.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3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27898">
            <text:p>66.28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6.02539">
            <text:p>56.03 €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.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9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.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.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.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.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.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.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.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.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.2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.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.59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.829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3.9984988288288">
            <text:p>94.00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4409088288288">
            <text:p>83.44 €</text:p>
          </table:table-cell>
          <table:table-cell table:number-columns-repeated="992"/>
        </table:table-row>
        <table:table-row table:style-name="ro11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1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3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5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2/16/2019</text:date>, <text:time>10:4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8, 2019-12-1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2-16T10:46:15</dc:date>
    <meta:editing-cycles>3406</meta:editing-cycles>
    <meta:editing-duration>P17DT21H42M31S</meta:editing-duration>
    <meta:generator>OpenOffice/4.1.6$Unix OpenOffice.org_project/416m1$Build-9790</meta:generator>
    <dc:creator>Denis Kotlar</dc:creator>
    <meta:document-statistic meta:table-count="1" meta:cell-count="44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